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35cm" draw:marker-start-width="0.346cm" draw:marker-end-width="0.346cm" draw:fill="solid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346cm" draw:marker-end-width="0.346cm" draw:fill="solid" draw:fill-color="#ffffff" draw:textarea-horizontal-align="justify" draw:textarea-vertical-align="middle" draw:auto-grow-height="false" fo:padding-top="0.176cm" fo:padding-bottom="0.176cm" fo:padding-left="0.176cm" fo:padding-right="0.176cm"/>
    </style:style>
    <style:style style:name="gr3" style:family="graphic" style:parent-style-name="standard">
      <style:graphic-properties svg:stroke-width="0.035cm" draw:marker-start-width="0.346cm" draw:marker-end="Arrow" draw:marker-end-width="0.346cm" draw:textarea-horizontal-align="center" draw:textarea-vertical-align="middle" fo:padding-top="0.176cm" fo:padding-bottom="0.176cm" fo:padding-left="0.176cm" fo:padding-right="0.176cm"/>
    </style:style>
    <style:style style:name="gr4" style:family="graphic" style:parent-style-name="standard">
      <style:graphic-properties svg:stroke-width="0.035cm" svg:stroke-color="#c0c0c0" draw:marker-start-width="0.346cm" draw:marker-end-width="0.346cm" draw:textarea-horizontal-align="center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  <style:text-properties fo:font-family="TeXGyrePagella" style:font-style-name="Regular" style:font-pitch="variable" fo:font-size="10pt" style:font-size-asian="18pt" style:font-size-complex="18pt"/>
    </style:style>
    <style:style style:name="P2" style:family="paragraph">
      <style:paragraph-properties fo:text-align="start">
        <style:tab-stops>
          <style:tab-stop style:position="0.176cm"/>
        </style:tab-stops>
      </style:paragraph-properties>
      <style:text-properties fo:font-family="TeXGyrePagella" style:font-style-name="Regular" style:font-pitch="variable" fo:font-size="10pt" style:font-size-asian="18pt" style:font-size-complex="18pt"/>
    </style:style>
    <style:style style:name="P3" style:family="paragraph">
      <style:paragraph-properties fo:text-align="start">
        <style:tab-stops>
          <style:tab-stop style:position="0.176cm"/>
        </style:tab-stops>
      </style:paragraph-properties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42cm" svg:height="0.859cm" svg:x="0cm" svg:y="0cm">
          <text:p text:style-name="P1">Runn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742cm" svg:height="0.859cm" svg:x="5.421cm" svg:y="0cm">
          <text:p text:style-name="P1">Initial Grammar Generato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742cm" svg:height="0.859cm" svg:x="16.259cm" svg:y="0cm">
          <text:p text:style-name="P1">Schema Generato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742cm" svg:height="0.859cm" svg:x="10.839cm" svg:y="0cm">
          <text:p text:style-name="P1">Simplifi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3" draw:layer="layout" svg:width="4.742cm" svg:height="3.026cm" svg:x="0cm" svg:y="1.27cm">
          <text:p text:style-name="P2">run() {</text:p>
          <text:p text:style-name="P2"><text:s text:c="2"/>igg.run(input, iggCallback);</text:p>
          <text:p text:style-name="P2">}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1" draw:layer="layout" svg:width="4.742cm" svg:height="3.023cm" svg:x="5.421cm" svg:y="5.505cm">
          <text:p text:style-name="P2">start(input, callback) {</text:p>
          <text:p text:style-name="P2"><text:s text:c="2"/>...</text:p>
          <text:p text:style-name="P2"><text:s text:c="2"/>callback.finish(IG);</text:p>
          <text:p text:style-name="P2">}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2" draw:layer="layout" svg:width="4.742cm" svg:height="3.025cm" svg:x="0cm" svg:y="9.675cm">
          <text:p text:style-name="P2">iggCallback(IG) {</text:p>
          <text:p text:style-name="P2"><text:s text:c="2"/>simplifier.run(IG,</text:p>
          <text:p text:style-name="P2"><text:s text:c="4"/>simplifierCallback);</text:p>
          <text:p text:style-name="P2">}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4" draw:layer="layout" svg:width="4.742cm" svg:height="3.024cm" svg:x="10.839cm" svg:y="13.973cm">
          <text:p text:style-name="P2">start(IG, callback) {</text:p>
          <text:p text:style-name="P2"><text:s text:c="2"/>...</text:p>
          <text:p text:style-name="P2"><text:s text:c="2"/>callback.finish(SG);</text:p>
          <text:p text:style-name="P2">}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7.792cm" svg:y1="8.528cm" svg:x2="2.371cm" svg:y2="9.675cm" draw:start-shape="id1" draw:start-glue-point="2" draw:end-shape="id2" svg:d="m7792 8528c0 859-5421 286-5421 1147">
          <text:p/>
        </draw:connector>
        <draw:connector draw:style-name="gr3" draw:text-style-name="P3" draw:layer="layout" draw:type="curve" svg:x1="2.371cm" svg:y1="4.296cm" svg:x2="7.792cm" svg:y2="5.505cm" draw:start-shape="id3" draw:start-glue-point="2" draw:end-shape="id1" svg:d="m2371 4296c0 907 5421 303 5421 1209">
          <text:p/>
        </draw:connector>
        <draw:connector draw:style-name="gr3" draw:text-style-name="P3" draw:layer="layout" draw:type="curve" svg:x1="2.371cm" svg:y1="12.7cm" svg:x2="13.21cm" svg:y2="13.973cm" draw:start-shape="id2" draw:start-glue-point="2" draw:end-shape="id4" draw:end-glue-point="0" svg:d="m2371 12700c0 955 10839 319 10839 1273">
          <text:p/>
        </draw:connector>
        <draw:custom-shape draw:style-name="gr2" draw:text-style-name="P2" draw:id="id5" draw:layer="layout" svg:width="4.742cm" svg:height="3.024cm" svg:x="0cm" svg:y="18.263cm">
          <text:p text:style-name="P2">simplifierCallback(SG) {</text:p>
          <text:p text:style-name="P2"><text:s text:c="2"/>simplifier.run(SG,</text:p>
          <text:p text:style-name="P2"><text:s text:c="4"/>schemaGenCallback);</text:p>
          <text:p text:style-name="P2">}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6" draw:layer="layout" svg:width="4.742cm" svg:height="3.022cm" svg:x="16.259cm" svg:y="22.47cm">
          <text:p text:style-name="P2">start(SG, callback) {</text:p>
          <text:p text:style-name="P2"><text:s text:c="2"/>...</text:p>
          <text:p text:style-name="P2"><text:s text:c="2"/>callback.finish(schema,</text:p>
          <text:p text:style-name="P2"><text:s text:c="4"/>extension);</text:p>
          <text:p text:style-name="P2">}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7" draw:layer="layout" svg:width="4.742cm" svg:height="3.025cm" svg:x="0cm" svg:y="26.675cm">
          <text:p text:style-name="P2">schemaGenCallback(schema,</text:p>
          <text:p text:style-name="P2">extension) {</text:p>
          <text:p text:style-name="P2"><text:s text:c="2"/>save(schema, extension);</text:p>
          <text:p text:style-name="P2"><text:s text:c="2"/>display(schema); ...</text:p>
          <text:p text:style-name="P2">}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13.21cm" svg:y1="16.997cm" svg:x2="2.371cm" svg:y2="18.263cm" draw:start-shape="id4" draw:start-glue-point="2" draw:end-shape="id5" svg:d="m13210 16997c0 951-10839 318-10839 1266">
          <text:p/>
        </draw:connector>
        <draw:connector draw:style-name="gr3" draw:text-style-name="P3" draw:layer="layout" draw:type="curve" svg:x1="2.371cm" svg:y1="21.287cm" svg:x2="18.63cm" svg:y2="22.47cm" draw:start-shape="id5" draw:start-glue-point="2" draw:end-shape="id6" svg:d="m2371 21287c0 888 16259 297 16259 1183">
          <text:p/>
        </draw:connector>
        <draw:connector draw:style-name="gr3" draw:text-style-name="P3" draw:layer="layout" draw:type="curve" svg:x1="18.63cm" svg:y1="25.492cm" svg:x2="2.371cm" svg:y2="26.675cm" draw:start-shape="id6" draw:start-glue-point="2" draw:end-shape="id7" svg:d="m18630 25492c0 888-16259 297-16259 1183">
          <text:p/>
        </draw:connector>
        <draw:line draw:style-name="gr4" draw:text-style-name="P4" draw:layer="layout" svg:x1="5.073cm" svg:y1="0.005cm" svg:x2="5.073cm" svg:y2="29.7cm">
          <text:p/>
        </draw:line>
        <draw:line draw:style-name="gr4" draw:text-style-name="P4" draw:layer="layout" svg:x1="10.52cm" svg:y1="0.005cm" svg:x2="10.52cm" svg:y2="29.7cm">
          <text:p/>
        </draw:line>
        <draw:line draw:style-name="gr4" draw:text-style-name="P4" draw:layer="layout" svg:x1="15.967cm" svg:y1="0.005cm" svg:x2="15.967cm" svg:y2="29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sk" fo:country="S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13T17:23:45</meta:creation-date>
    <dc:date>2011-01-13T18:09:50</dc:date>
    <meta:editing-duration>PT00H30M42S</meta:editing-duration>
    <meta:editing-cycles>9</meta:editing-cycles>
    <meta:generator>OpenOffice.org/3.2$Unix OpenOffice.org_project/320m19$Build-9505</meta:generator>
    <meta:document-statistic meta:object-count="20"/>
  </office:meta>
</office:document-meta>
</file>